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>
      <style:paragraph-properties fo:margin-top="0.423cm" fo:margin-bottom="0.423cm" style:contextual-spacing="false" fo:line-height="100%"/>
    </style:style>
    <style:style style:name="P2" style:family="paragraph" style:parent-style-name="normal" style:master-page-name="Standard">
      <style:paragraph-properties fo:margin-top="0.423cm" fo:margin-bottom="0.423cm" style:contextual-spacing="false" fo:line-height="100%" style:page-number="1"/>
    </style:style>
    <style:style style:name="T1" style:family="text">
      <style:text-properties officeooo:rsid="000939b1"/>
    </style:style>
    <style:style style:name="T2" style:family="text">
      <style:text-properties officeooo:rsid="000aa0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binson Crusoe is a <text:span text:style-name="T1">book</text:span> written by Daniel Defoe. <text:span text:style-name="T1">It was</text:span> published in 1719. The novel tells the <text:span text:style-name="T1">tale</text:span> of a young man named Robinson Crusoe, who leaves his comfortable home in England <text:span text:style-name="T1">to embark on a bold voyage</text:span> explore the world. After <text:span text:style-name="T1">ill fortune befalls him</text:span>, he finds himself stranded on a<text:span text:style-name="T1">n uninhabited</text:span> island; <text:span text:style-name="T1">the story then deals with his struggle to survive on his own.</text:span></text:p>
      <text:p text:style-name="P1">Robinson Crusoe <text:span text:style-name="T1">starts with</text:span> Crusoe's journey from a <text:span text:style-name="T1">well-off</text:span> life in England to <text:span text:style-name="T1">being isolated on the island</text:span>. The novel describes his struggle<text:span text:style-name="T1">s</text:span> to find <text:span text:style-name="T1">water</text:span>, <text:span text:style-name="T1">shelter</text:span>, and <text:span text:style-name="T1">food</text:span>, as well as his efforts to make the island his new home. Over time, Crusoe becomes increasingly <text:span text:style-name="T1">proficient</text:span> at surviving on the island, <text:span text:style-name="T1">building a shelter and even</text:span> <text:span text:style-name="T1">planting crops and</text:span> domesticating <text:span text:style-name="T1">wild</text:span> animals.</text:p>
      <text:p text:style-name="P1">However, the novel is not <text:span text:style-name="T1">merely</text:span> a story <text:span text:style-name="T1">about</text:span> survival, <text:span text:style-name="T1">but also about</text:span> redemption and self-discovery. Throughout the novel, Crusoe reflects on his life and <text:span text:style-name="T1">his past mistakes</text:span>. He <text:span text:style-name="T1">comes to realize the emptiness of his past life</text:span>, and t<text:span text:style-name="T1">he new perspective offered by his stay on the island</text:span>. <text:span text:style-name="T1">Through the shipwrecking, </text:span>Crusoe comes to understand the value of <text:span text:style-name="T1">perseverance, hard work</text:span>, and <text:span text:style-name="T1">self-reliance</text:span>.</text:p>
      <text:p text:style-name="P1">One of the central themes of Robinson Crusoe is the <text:span text:style-name="T1">struggle between man and nature</text:span>. Crusoe is forced to <text:span text:style-name="T1">get by</text:span> in a harsh, unforgiving environment, and he must learn to adapt to his surroundings in order to survive. This theme is also reflected in Crusoe's relationship with the island, <text:span text:style-name="T1">which he initially views as a prison but gradually comes to respect and admire as a place of beauty, and perhaps a strange sort of home.</text:span></text:p>
      <text:p text:style-name="P1"><text:span text:style-name="T1">Individualism is another prominent theme.</text:span> Crusoe is a self-made man who relies <text:span text:style-name="T1">only</text:span> on his own wits and skills to survive. <text:span text:style-name="T1">It is only through hard work and determination that he can build a new life on the island</text:span>. This theme is also reflected in Crusoe's relationship with Friday, a native <text:span text:style-name="T1">man who</text:span> he rescues from cannibals. Friday <text:span text:style-name="T1">is educated in Crusoe’s</text:span> values and customs, and <text:span text:style-name="T1">gradually becomes a loyal servant to Crusoe, examining the idea of individualism from a new angle.</text:span></text:p>
      <text:p text:style-name="P1"><text:span text:style-name="T1">Lastly</text:span>, Robinson Crusoe is a novel about the <text:span text:style-name="T1">power of the</text:span> human spirit. Despite the many challenges he faces, Crusoe never gives up. He is determined to survive and to <text:span text:style-name="T1">make</text:span> a new life for himself. This resilience and determination are what make him such a memorable character, and <text:span text:style-name="T1">allow this novel to remain a classic of english literature to this day.</text:span></text:p>
      <text:p text:style-name="normal">(<text:span text:style-name="T2">414</text:span> word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3-04-21T14:08:46.334000000</dc:date>
    <meta:editing-duration>PT9M2S</meta:editing-duration>
    <meta:editing-cycles>2</meta:editing-cycles>
    <meta:document-statistic meta:table-count="0" meta:image-count="0" meta:object-count="0" meta:page-count="1" meta:paragraph-count="7" meta:word-count="416" meta:character-count="2420" meta:non-whitespace-character-count="2011"/>
  </office:meta>
</office:document-meta>
</file>